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20pt" fo:font-weight="bold" officeooo:rsid="001eec60" officeooo:paragraph-rsid="001eec60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Verdana" officeooo:rsid="001eec60" officeooo:paragraph-rsid="001eec60"/>
    </style:style>
    <style:style style:name="P3" style:family="paragraph" style:parent-style-name="Standard">
      <style:paragraph-properties fo:text-align="center" style:justify-single-word="false"/>
      <style:text-properties style:font-name="Verdana" officeooo:rsid="001a5116" officeooo:paragraph-rsid="001a5116"/>
    </style:style>
    <style:style style:name="P4" style:family="paragraph" style:parent-style-name="Standard">
      <style:paragraph-properties fo:text-align="center" style:justify-single-word="false"/>
      <style:text-properties style:font-name="Verdana" fo:font-size="16pt" fo:font-weight="bold" officeooo:rsid="001df122" officeooo:paragraph-rsid="001df122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officeooo:rsid="001df122" officeooo:paragraph-rsid="001df122"/>
    </style:style>
    <style:style style:name="P6" style:family="paragraph" style:parent-style-name="Standard">
      <style:paragraph-properties fo:text-align="center" style:justify-single-word="false"/>
      <style:text-properties style:font-name="Verdana" fo:font-size="16pt" fo:font-weight="bold" officeooo:rsid="001a5116" officeooo:paragraph-rsid="001a5116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Verdana" fo:font-size="14pt" officeooo:rsid="001a5116" officeooo:paragraph-rsid="001a5116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00a933" loext:opacity="100%" style:font-name="Verdana" officeooo:rsid="001a5116" officeooo:paragraph-rsid="001a5116"/>
    </style:style>
    <style:style style:name="T1" style:family="text">
      <style:text-properties style:text-underline-style="solid" style:text-underline-width="auto" style:text-underline-color="font-color"/>
    </style:style>
    <style:style style:name="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royecto Tema 1</text:p>
      <text:section text:style-name="Sect1" text:name="Sección2">
        <text:p text:style-name="P2">Yoël Gómez Benítez</text:p>
        <text:p text:style-name="P2">Jaime Gómez Mesa</text:p>
        <text:p text:style-name="P2">Javier Rodríguez López </text:p>
      </text:section>
      <text:p text:style-name="P3"/>
      <text:p text:style-name="P3"/>
      <text:p text:style-name="P3"/>
      <text:p text:style-name="P4">IDEA DE NEGOCIO</text:p>
      <text:p text:style-name="P5"/>
      <text:p text:style-name="P5">Planteamos una página web de venta de artículos artesanales especializada en el sector de la piel, la cual pueda adaptarse a las diferentes tiendas al por menor existentes en Ubrique.</text:p>
      <text:p text:style-name="P3"/>
      <text:p text:style-name="P3"/>
      <text:p text:style-name="P6">FUNCIONES DEL USUARIO</text:p>
      <text:p text:style-name="P3"/>
      <text:p text:style-name="P3"/>
      <text:section text:style-name="Sect2" text:name="Sección1">
        <text:p text:style-name="P7"><text:span text:style-name="T1">Registrados</text:span>:</text:p>
        <text:p text:style-name="P3">Iniciar/cerrar sesión</text:p>
        <text:p text:style-name="P3">Acceso al catálogo de productos</text:p>
        <text:p text:style-name="P3">Acceso a carrito y compras</text:p>
        <text:p text:style-name="P8">Historial de compras <text:s/></text:p>
        <text:p text:style-name="P8">Favoritos </text:p>
        <text:p text:style-name="P8">Pedidos a medida</text:p>
        <text:p text:style-name="P8">Posibilidad de dejar una reseña</text:p>
        <text:p text:style-name="P7"><text:span text:style-name="T1">No registrados</text:span>:</text:p>
        <text:p text:style-name="P3">Registrarse</text:p>
        <text:p text:style-name="P3">Acceso al catálogo de productos</text:p>
        <text:p text:style-name="P3">Acceso a carrito y compras</text:p>
        <text:p text:style-name="P3"><text:s/></text:p>
        <text:p text:style-name="P3"/>
        <text:p text:style-name="P3"/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1T11:13:24.842548200</meta:creation-date>
    <dc:date>2025-10-21T12:12:01.893975300</dc:date>
    <meta:editing-duration>PT48M12S</meta:editing-duration>
    <meta:editing-cycles>5</meta:editing-cycles>
    <meta:generator>LibreOffice/25.8.1.1$Windows_X86_64 LibreOffice_project/54047653041915e595ad4e45cccea684809c77b5</meta:generator>
    <meta:print-date>2025-10-21T12:10:50.312458400</meta:print-date>
    <meta:printed-by>Archivos PDF</meta:printed-by>
    <meta:document-statistic meta:table-count="0" meta:image-count="0" meta:object-count="0" meta:page-count="1" meta:paragraph-count="20" meta:word-count="86" meta:character-count="544" meta:non-whitespace-character-count="472"/>
  </office:meta>
</office:document-meta>
</file>